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801cm" fo:min-width="4.25cm"/>
    </style:style>
    <style:style style:name="gr3" style:family="graphic" style:parent-style-name="standard">
      <style:graphic-properties draw:fill-color="#ff0066" draw:textarea-horizontal-align="justify" draw:textarea-vertical-align="middle" draw:auto-grow-height="false" fo:min-height="3.801cm" fo:min-width="4.25cm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3.801cm" fo:min-width="4.25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3.801cm" fo:min-width="4.25cm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3.801cm" fo:min-width="4.25cm"/>
    </style:style>
    <style:style style:name="gr7" style:family="graphic" style:parent-style-name="standard">
      <style:graphic-properties draw:fill-color="#009933" draw:textarea-horizontal-align="justify" draw:textarea-vertical-align="middle" draw:auto-grow-height="false" fo:min-height="3.801cm" fo:min-width="4.25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3.801cm" fo:min-width="4.2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objectwithoutfill">
      <style:graphic-properties svg:stroke-color="#cc0000" draw:marker-end="Arrow" draw:marker-end-width="0.3cm" draw:fill="none" draw:fill-color="#ff3333" draw:textarea-vertical-align="middle"/>
    </style:style>
    <style:style style:name="gr12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">
      <style:graphic-properties draw:stroke="none" svg:stroke-color="#000000" draw:fill="solid" draw:fill-color="#b2b2b2" fo:min-height="8.05cm"/>
    </style:style>
    <style:style style:name="gr16" style:family="graphic" style:parent-style-name="standard">
      <style:graphic-properties draw:stroke="none" svg:stroke-color="#000000" draw:fill="none" draw:fill-color="#ffffff" fo:min-height="2.25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objectwithoutfill">
      <style:graphic-properties draw:stroke="dash" draw:stroke-dash="Ultrafine_20_2_20_Dots_20_3_20_Dashes"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000099"/>
      <style:paragraph-properties fo:text-align="center"/>
    </style:style>
    <style:style style:name="P7" style:family="paragraph">
      <loext:graphic-properties draw:fill-color="#009933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3333"/>
      <style:paragraph-properties fo:text-align="center"/>
    </style:style>
    <style:style style:name="P11" style:family="paragraph">
      <loext:graphic-properties draw:fill="solid" draw:fill-color="#b2b2b2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75cm" svg:y1="15.65cm" svg:x2="26.651cm" svg:y2="1.75cm">
          <text:p/>
        </draw:line>
        <draw:custom-shape draw:style-name="gr2" draw:text-style-name="P2" draw:layer="layout" svg:width="6.1cm" svg:height="5.4cm" svg:x="14.5cm" svg:y="8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1cm" svg:height="5.4cm" svg:x="19.6cm" svg:y="8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6.1cm" svg:height="5.4cm" svg:x="12.9cm" svg:y="9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1cm" svg:height="5.4cm" svg:x="18cm" svg:y="9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6.1cm" svg:height="5.4cm" svg:x="14.502cm" svg:y="4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6.1cm" svg:height="5.4cm" svg:x="19.601cm" svg:y="3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6.1cm" svg:height="5.4cm" svg:x="12.902cm" svg:y="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6.1cm" svg:height="5.4cm" svg:x="18.003cm" svg:y="5.5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2.7cm" svg:y1="15.6cm" svg:x2="26.4cm" svg:y2="15.7cm">
          <text:p/>
        </draw:line>
        <draw:line draw:style-name="gr1" draw:text-style-name="P1" draw:layer="layout" svg:x1="12.7cm" svg:y1="15.6cm" svg:x2="12.7cm" svg:y2="3.9cm">
          <text:p/>
        </draw:line>
        <draw:frame draw:style-name="gr9" draw:text-style-name="P9" draw:layer="layout" svg:width="4.7cm" svg:height="1.2cm" svg:x="25.6cm" svg:y="15.9cm">
          <draw:text-box>
            <text:p>M</text:p>
          </draw:text-box>
        </draw:frame>
        <draw:frame draw:style-name="gr10" draw:text-style-name="P9" draw:layer="layout" svg:width="0.9cm" svg:height="1.1cm" svg:x="11.5cm" svg:y="3.9cm">
          <draw:text-box>
            <text:p>N</text:p>
          </draw:text-box>
        </draw:frame>
        <draw:line draw:style-name="gr11" draw:text-style-name="P10" draw:layer="layout" svg:x1="18cm" svg:y1="15.3cm" svg:x2="23.7cm" svg:y2="15.3cm">
          <text:p/>
        </draw:line>
        <draw:line draw:style-name="gr12" draw:text-style-name="P1" draw:layer="layout" svg:x1="17.9cm" svg:y1="15.4cm" svg:x2="17.9cm" svg:y2="10.7cm">
          <text:p/>
        </draw:line>
        <draw:frame draw:style-name="gr13" draw:text-style-name="P9" draw:layer="layout" svg:width="4.7cm" svg:height="2.384cm" svg:x="23.4cm" svg:y="14.6cm">
          <draw:text-box>
            <text:p>m_local</text:p>
          </draw:text-box>
        </draw:frame>
        <draw:frame draw:style-name="gr14" draw:text-style-name="P9" draw:layer="layout" svg:width="6cm" svg:height="1.4cm" svg:x="18cm" svg:y="10cm">
          <draw:text-box>
            <text:p>n_local</text:p>
          </draw:text-box>
        </draw:frame>
        <draw:frame draw:style-name="gr15" draw:text-style-name="P11" draw:layer="layout" svg:width="6.6cm" svg:height="8.783cm" svg:x="2.9cm" svg:y="1.617cm">
          <draw:text-box>
            <text:p><text:span text:style-name="T1">R</text:span>=Anzahl an Prozesse/Images in x-Richtung</text:p>
            <text:p/>
            <text:p><text:span text:style-name="T1">S</text:span>=Anzahl an Prozesse/Images in y-Richtung</text:p>
            <text:p/>
            <text:p><text:span text:style-name="T1">T</text:span>=Anzahl an Prozesse/Images in z-Richtung</text:p>
            <text:p/>
          </draw:text-box>
        </draw:frame>
        <draw:frame draw:style-name="gr16" draw:text-style-name="P9" draw:layer="layout" svg:width="6.6cm" svg:height="2.5cm" svg:x="18.4cm" svg:y="2.4cm">
          <draw:text-box>
            <text:p>R=S=T=2</text:p>
          </draw:text-box>
        </draw:frame>
        <draw:frame draw:style-name="gr17" draw:text-style-name="P9" draw:layer="layout" svg:width="1.5cm" svg:height="1.5cm" svg:x="26.7cm" svg:y="2.4cm">
          <draw:text-box>
            <text:p>O</text:p>
          </draw:text-box>
        </draw:frame>
        <draw:line draw:style-name="gr18" draw:text-style-name="P1" draw:layer="layout" svg:x1="17.925cm" svg:y1="15.425cm" svg:x2="20.975cm" svg:y2="12.375cm">
          <text:p/>
        </draw:line>
        <draw:frame draw:style-name="gr19" draw:text-style-name="P9" draw:layer="layout" svg:width="4.4cm" svg:height="0.962cm" svg:x="21.3cm" svg:y="12.3cm">
          <draw:text-box>
            <text:p>o_loc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5:23:27.349180497</meta:creation-date>
    <dc:date>2016-07-15T15:39:02.488415832</dc:date>
    <meta:editing-duration>PT4M23S</meta:editing-duration>
    <meta:editing-cycles>1</meta:editing-cycles>
    <meta:document-statistic meta:object-count="22"/>
    <meta:generator>LibreOffice/5.1.4.2$Linux_X86_64 LibreOffice_project/10m0$Build-2</meta:generator>
  </office:meta>
</office:document-meta>
</file>